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55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c9211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5" table:default-cell-style-name="ce3"/>
        <table:table-column table:style-name="co3" table:number-columns-repeated="8" table:default-cell-style-name="ce3"/>
        <table:table-column table:style-name="co4" table:number-columns-repeated="3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=</text:p>
          </table:table-cell>
          <table:table-cell office:value-type="string" calcext:value-type="string">
            <text:p>STOP</text:p>
          </table:table-cell>
          <table:table-cell table:style-name="ce4"/>
          <table:table-cell office:value-type="string" calcext:value-type="string">
            <text:p>=</text:p>
          </table:table-cell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sh <text:s text:c="2"/>%r13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W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v <text:s text:c="3"/>%rdi,%rsi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r <text:s text:c="3"/>%eax,%eax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or <text:s text:c="3"/>%r13d,%r13d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 <text:s text:c="2"/>%r12</text:p>
          </table:table-cell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 <text:s text:c="3"/>0x0(%rip),%r12 <text:s text:c="7"/># 13 &lt;rle_array+0x13&gt;</text:p>
          </table:table-cell>
          <table:table-cell table:number-columns-repeated="5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sh <text:s text:c="2"/>%rbp</text:p>
          </table:table-cell>
          <table:table-cell table:number-columns-repeated="6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 <text:s text:c="3"/>%rdi,%rbp</text:p>
          </table:table-cell>
          <table:table-cell table:number-columns-repeated="7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 <text:s text:c="3"/>0x0(%rip),%rdi <text:s text:c="7"/># 1e &lt;rle_array+0x1e&gt;</text:p>
          </table:table-cell>
          <table:table-cell table:number-columns-repeated="8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sh <text:s text:c="2"/>%rbx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W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 <text:s text:c="3"/>$0x8,%rsp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lq <text:s/>28 &lt;rle_array+0x28&gt;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zbl 0x0(%rbp),%ecx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<text:s text:c="2"/>%cl,%cl</text:p>
          </table:table-cell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 <text:s text:c="4"/>85 &lt;rle_array+0x85&gt;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movslq %r13d,%rax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mov <text:s text:c="3"/>$0x1,%esi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lea <text:s text:c="3"/>0x1(%rbp,%rax,1),%rbx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movzbl (%rbx),%edx</text:p>
          </table:table-cell>
          <table:table-cell table:number-columns-repeated="4"/>
          <table:table-cell table:style-name="ce2" office:value-type="string" calcext:value-type="string">
            <text:p>IF</text:p>
          </table:table-cell>
          <table:table-cell table:style-name="ce5" office:value-type="string" calcext:value-type="string">
            <text:p>ID</text:p>
          </table:table-cell>
          <table:table-cell table:style-name="Default"/>
          <table:table-cell table:style-name="ce2" office:value-type="string" calcext:value-type="string">
            <text:p>RE</text:p>
          </table:table-cell>
          <table:table-cell table:style-name="ce7" office:value-type="string" calcext:value-type="string">
            <text:p>X</text:p>
          </table:table-cell>
          <table:table-cell table:style-name="ce2" office:value-type="string" calcext:value-type="string">
            <text:p>WB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ov <text:s text:c="3"/>%rbx,%rax</text:p>
          </table:table-cell>
          <table:table-cell table:style-name="Default"/>
          <table:table-cell table:number-columns-repeated="4"/>
          <table:table-cell office:value-type="string" calcext:value-type="string">
            <text:p>IF</text:p>
          </table:table-cell>
          <table:table-cell table:style-name="ce4" office:value-type="string" calcext:value-type="string">
            <text:p>ID</text:p>
          </table:table-cell>
          <table:table-cell table:style-name="Default"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est <text:s text:c="2"/>%dl,%dl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ne <text:s text:c="3"/>63 &lt;rle_array+0x63&gt;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mp <text:s text:c="3"/>ac &lt;rle_array+0xac&gt;</text:p>
          </table:table-cell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pl <text:s text:c="2"/>0x0(%rax)</text:p>
          </table:table-cell>
          <table:table-cell table:number-columns-repeated="5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zbl 0x1(%rax),%edx</text:p>
          </table:table-cell>
          <table:table-cell table:number-columns-repeated="6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<text:s text:c="3"/>$0x1,%esi</text:p>
          </table:table-cell>
          <table:table-cell table:number-columns-repeated="7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 <text:s text:c="3"/>0x1(%rbx),%rax</text:p>
          </table:table-cell>
          <table:table-cell table:number-columns-repeated="8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zbl -0x1(%rax),%ecx</text:p>
          </table:table-cell>
          <table:table-cell table:style-name="Default" table:number-columns-repeated="5"/>
          <table:table-cell table:number-columns-repeated="4"/>
          <table:table-cell table:style-name="ce2" office:value-type="string" calcext:value-type="string">
            <text:p>IF</text:p>
          </table:table-cell>
          <table:table-cell table:style-name="Default"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test <text:s text:c="2"/>%dl,%dl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 <text:s text:c="4"/>a0 &lt;rle_array+0xa0&gt;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a <text:s text:c="3"/>(%rsi,%r13,1),%edi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v <text:s text:c="3"/>%rax,%rbx</text:p>
          </table:table-cell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mp <text:s text:c="3"/>%cl,%dl</text:p>
          </table:table-cell>
          <table:table-cell table:number-columns-repeated="5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 <text:s text:c="4"/>50 &lt;rle_array+0x50&gt;</text:p>
          </table:table-cell>
          <table:table-cell table:number-columns-repeated="6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 <text:s text:c="3"/>%edi,%r13d</text:p>
          </table:table-cell>
          <table:table-cell table:number-columns-repeated="7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sbl %cl,%edx</text:p>
          </table:table-cell>
          <table:table-cell table:number-columns-repeated="8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 <text:s text:c="3"/>%r12,%rdi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W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or <text:s text:c="3"/>%eax,%eax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lq <text:s/>7e &lt;rle_array+0x7e&gt;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zbl (%rbx),%ecx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<text:s text:c="2"/>%cl,%cl</text:p>
          </table:table-cell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ne <text:s text:c="3"/>30 &lt;rle_array+0x30&gt;</text:p>
          </table:table-cell>
          <table:table-cell table:number-columns-repeated="5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<text:s text:c="3"/>$0x8,%rsp</text:p>
          </table:table-cell>
          <table:table-cell table:number-columns-repeated="6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 <text:s text:c="3"/>$0xa,%edi</text:p>
          </table:table-cell>
          <table:table-cell table:number-columns-repeated="7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<text:s text:c="3"/>%rbx</text:p>
          </table:table-cell>
          <table:table-cell table:number-columns-repeated="8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 <text:s text:c="3"/>%rbp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W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p <text:s text:c="3"/>%r12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 <text:s text:c="3"/>%r13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mpq <text:s text:c="2"/>99 &lt;rle_array+0x99&gt;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pl <text:s text:c="2"/>0x0(%rax)</text:p>
          </table:table-cell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 <text:s text:c="3"/>0x1(%rdi),%r13d</text:p>
          </table:table-cell>
          <table:table-cell table:number-columns-repeated="5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vslq %r13d,%rbx</text:p>
          </table:table-cell>
          <table:table-cell table:number-columns-repeated="6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<text:s text:c="3"/>%rbp,%rbx</text:p>
          </table:table-cell>
          <table:table-cell table:number-columns-repeated="7"/>
          <table:table-cell office:value-type="string" calcext:value-type="string">
            <text:p>IF</text:p>
          </table:table-cell>
          <table:table-cell table:style-name="ce4" office:value-type="string" calcext:value-type="string">
            <text:p>ID</text:p>
          </table:table-cell>
          <table:table-cell table:style-name="Default"/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mp <text:s text:c="3"/>71 &lt;rle_array+0x71&gt;</text:p>
          </table:table-cell>
          <table:table-cell table:number-columns-repeated="8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table:style-name="Default"/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<text:s text:c="3"/>$0x1,%r13d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W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mp <text:s text:c="3"/>71 &lt;rle_array+0x71&gt;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B</text:p>
          </table:table-cell>
          <table:table-cell table:number-columns-repeated="10"/>
        </table:table-row>
        <table:table-row table:style-name="ro1" table:number-rows-repeated="104851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4:56:59.475221298</meta:creation-date>
    <dc:date>2022-05-05T15:21:26.177117965</dc:date>
    <meta:editing-duration>PT13M55S</meta:editing-duration>
    <meta:editing-cycles>3</meta:editing-cycles>
    <meta:generator>LibreOffice/7.0.4.2$Linux_X86_64 LibreOffice_project/00$Build-2</meta:generator>
    <meta:document-statistic meta:table-count="1" meta:cell-count="340" meta:object-count="0"/>
  </office:meta>
</office:document-meta>
</file>